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09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2.8291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2402in"/>
    </style:style>
    <style:style style:name="co11" style:family="table-column">
      <style:table-column-properties fo:break-before="auto" style:column-width="1.2339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2.6874in"/>
    </style:style>
    <style:style style:name="ro1" style:family="table-row">
      <style:table-row-properties style:row-height="0.217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Kaiju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Default"/>
        <table:table-column table:style-name="co7" table:number-columns-repeated="1014" table:default-cell-style-name="ce2"/>
        <table:table-row table:style-name="ro1">
          <table:table-cell table:style-name="ce1" office:value-type="string">
            <text:p>Kaiju Charact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pecial Ability</text:p>
          </table:table-cell>
          <table:table-cell table:style-name="ce1" office:value-type="string">
            <text:p>Base Attack</text:p>
          </table:table-cell>
          <table:table-cell table:style-name="ce1" office:value-type="string">
            <text:p>Base Defense</text:p>
          </table:table-cell>
          <table:table-cell table:style-name="ce1" office:value-type="string">
            <text:p>Base Actions</text:p>
          </table:table-cell>
          <table:table-cell table:style-name="ce1" office:value-type="string">
            <text:p>Base Movement</text:p>
          </table:table-cell>
          <table:table-cell table:style-name="ce1" office:value-type="string">
            <text:p>Base Money</text:p>
          </table:table-cell>
          <table:table-cell table:style-name="ce1" office:value-type="string">
            <text:p>Base Victory</text:p>
          </table:table-cell>
          <table:table-cell table:number-columns-repeated="1015"/>
        </table:table-row>
        <table:table-row table:style-name="ro2">
          <table:table-cell office:value-type="string">
            <text:p>Notzilla</text:p>
          </table:table-cell>
          <table:table-cell office:value-type="string">
            <text:p>Legally distinct giant lizard.</text:p>
          </table:table-cell>
          <table:table-cell office:value-type="string">
            <text:p>+1 Atta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Mecha-Notzilla</text:p>
          </table:table-cell>
          <table:table-cell office:value-type="string">
            <text:p>Legally distinct giant robo lizard.</text:p>
          </table:table-cell>
          <table:table-cell office:value-type="string">
            <text:p>+1 Attack</text:p>
            <text:p>+1 Defense</text:p>
            <text:p>-1 Acti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oth-thot</text:p>
          </table:table-cell>
          <table:table-cell office:value-type="string">
            <text:p>Giant, amorous moth lady.</text:p>
          </table:table-cell>
          <table:table-cell office:value-type="string">
            <text:p>+1 Movemen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umo Snapper</text:p>
          </table:table-cell>
          <table:table-cell office:value-type="string">
            <text:p>Giant sumo wrestling snapping turtle.</text:p>
          </table:table-cell>
          <table:table-cell office:value-type="string">
            <text:p>+1 Defen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d Money</text:p>
          </table:table-cell>
          <table:table-cell office:value-type="string">
            <text:p>A giant man, who looks wealthy.</text:p>
          </table:table-cell>
          <table:table-cell office:value-type="string">
            <text:p>+10 Mone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r. Winner</text:p>
          </table:table-cell>
          <table:table-cell office:value-type="string">
            <text:p>A giant man, who looks like a winner.</text:p>
          </table:table-cell>
          <table:table-cell office:value-type="string">
            <text:p>+10 Victor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iga-Squid</text:p>
          </table:table-cell>
          <table:table-cell office:value-type="string">
            <text:p>A gigantic squid with too many arms.</text:p>
          </table:table-cell>
          <table:table-cell office:value-type="string">
            <text:p>+1 A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50 Foot Hottie</text:p>
          </table:table-cell>
          <table:table-cell office:value-type="string">
            <text:p>An attractive 50 foot woman.</text:p>
          </table:table-cell>
          <table:table-cell office:value-type="string">
            <text:p>-1 Discoun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>
            <text:p>Mama Brain</text:p>
          </table:table-cell>
          <table:table-cell office:value-type="string">
            <text:p>A giant lady with an even bigger brain.</text:p>
          </table:table-cell>
          <table:table-cell office:value-type="string">
            <text:p>Spend an action to make another Kaiju act (without a card).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5">
          <table:table-cell office:value-type="string">
            <text:p>Brood Mother</text:p>
          </table:table-cell>
          <table:table-cell office:value-type="string">
            <text:p>A giant bug lady with smaller giant work bug people.</text:p>
          </table:table-cell>
          <table:table-cell office:value-type="string">
            <text:p>-1 Defense</text:p>
            <text:p>-1 Action</text:p>
            <text:p>Can make up to 3 Brood minions.</text:p>
            <text:p>(Actions can be allocated to minions.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>
            <text:p>5 by 5</text:p>
          </table:table-cell>
          <table:table-cell office:value-type="string">
            <text:p>A giant man who resembles a pilot.</text:p>
          </table:table-cell>
          <table:table-cell office:value-type="string">
            <text:p>+5 Money</text:p>
            <text:p>+5 Victor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Kamikaze Kong</text:p>
          </table:table-cell>
          <table:table-cell office:value-type="string">
            <text:p>A giant ape with little regard for his own well being.</text:p>
          </table:table-cell>
          <table:table-cell office:value-type="string">
            <text:p>+2 Attack</text:p>
            <text:p>-1 Defens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>
            <text:p>Giga Pig</text:p>
          </table:table-cell>
          <table:table-cell office:value-type="string">
            <text:p>An oversized Guinea Pig in a big ball.</text:p>
          </table:table-cell>
          <table:table-cell office:value-type="string">
            <text:p>+2 Defense</text:p>
            <text:p>-1 Attack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5">
          <table:table-cell office:value-type="string">
            <text:p>Lady Ra-Ra</text:p>
          </table:table-cell>
          <table:table-cell office:value-type="string">
            <text:p>A giant sun goddess with 6 arms.</text:p>
          </table:table-cell>
          <table:table-cell office:value-type="string">
            <text:p>+2 Attack</text:p>
            <text:p>+2 Defense</text:p>
            <text:p>-2 Action</text:p>
            <text:p>+1 Movement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rds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6">
          <table:table-cell table:style-name="ce3" office:value-type="string">
            <text:p>Kaiju</text:p>
          </table:table-cell>
          <table:table-cell table:style-name="ce3" office:value-type="string">
            <text:p>#</text:p>
          </table:table-cell>
          <table:table-cell table:style-name="ce3" office:value-type="string">
            <text:p>Card Name</text:p>
          </table:table-cell>
          <table:table-cell table:style-name="ce3" office:value-type="string">
            <text:p>Card Cost</text:p>
          </table:table-cell>
          <table:table-cell table:style-name="ce3" office:value-type="string">
            <text:p>Card Effect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1">
            <text:p>1</text:p>
          </table:table-cell>
          <table:table-cell office:value-type="string">
            <text:p>Adrenaline</text:p>
          </table:table-cell>
          <table:table-cell office:value-type="float" office:value="4">
            <text:p>4</text:p>
          </table:table-cell>
          <table:table-cell office:value-type="string">
            <text:p>+2 Actions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2">
            <text:p>2</text:p>
          </table:table-cell>
          <table:table-cell office:value-type="string">
            <text:p>Wings</text:p>
          </table:table-cell>
          <table:table-cell office:value-type="float" office:value="2">
            <text:p>2</text:p>
          </table:table-cell>
          <table:table-cell office:value-type="string">
            <text:p>+1 Movement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3">
            <text:p>3</text:p>
          </table:table-cell>
          <table:table-cell office:value-type="string">
            <text:p>Forcefield</text:p>
          </table:table-cell>
          <table:table-cell office:value-type="float" office:value="3">
            <text:p>3</text:p>
          </table:table-cell>
          <table:table-cell office:value-type="string">
            <text:p>+1 Defense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4">
            <text:p>4</text:p>
          </table:table-cell>
          <table:table-cell office:value-type="string">
            <text:p>Mega Attack</text:p>
          </table:table-cell>
          <table:table-cell office:value-type="float" office:value="3">
            <text:p>3</text:p>
          </table:table-cell>
          <table:table-cell office:value-type="string">
            <text:p>+1 Attack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5">
            <text:p>5</text:p>
          </table:table-cell>
          <table:table-cell office:value-type="string">
            <text:p>Blast</text:p>
          </table:table-cell>
          <table:table-cell office:value-type="float" office:value="2">
            <text:p>2</text:p>
          </table:table-cell>
          <table:table-cell office:value-type="string">
            <text:p>Attack at +1 Range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6">
            <text:p>6</text:p>
          </table:table-cell>
          <table:table-cell office:value-type="string">
            <text:p>Leap</text:p>
          </table:table-cell>
          <table:table-cell office:value-type="float" office:value="2">
            <text:p>2</text:p>
          </table:table-cell>
          <table:table-cell office:value-type="string">
            <text:p>Move (directly) to a space 2 away.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7">
            <text:p>7</text:p>
          </table:table-cell>
          <table:table-cell office:value-type="string">
            <text:p>Baby maker</text:p>
          </table:table-cell>
          <table:table-cell office:value-type="float" office:value="4">
            <text:p>4</text:p>
          </table:table-cell>
          <table:table-cell office:value-type="string">
            <text:p>Gain a minion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8">
            <text:p>8</text:p>
          </table:table-cell>
          <table:table-cell office:value-type="string">
            <text:p>Invest</text:p>
          </table:table-cell>
          <table:table-cell office:value-type="float" office:value="5">
            <text:p>5</text:p>
          </table:table-cell>
          <table:table-cell office:value-type="string">
            <text:p>Gain 10 Money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9">
            <text:p>9</text:p>
          </table:table-cell>
          <table:table-cell office:value-type="string">
            <text:p>Score</text:p>
          </table:table-cell>
          <table:table-cell office:value-type="float" office:value="5">
            <text:p>5</text:p>
          </table:table-cell>
          <table:table-cell office:value-type="string">
            <text:p>Gain 5 Victory</text:p>
          </table:table-cell>
        </table:table-row>
        <table:table-row table:style-name="ro3">
          <table:table-cell office:value-type="string">
            <text:p>Notzilla</text:p>
          </table:table-cell>
          <table:table-cell office:value-type="float" office:value="10">
            <text:p>10</text:p>
          </table:table-cell>
          <table:table-cell office:value-type="string">
            <text:p>Meteor</text:p>
          </table:table-cell>
          <table:table-cell office:value-type="float" office:value="5">
            <text:p>5</text:p>
          </table:table-cell>
          <table:table-cell office:value-type="string">
            <text:p>Demolish a territory,</text:p>
            <text:p>Knockback a Kaiju,</text:p>
            <text:p>Or lose all actions to double stats next turn.</text:p>
          </table:table-cell>
        </table:table-row>
        <table:table-row table:style-name="ro2">
          <table:table-cell office:value-type="string">
            <text:p>Mecha-Notzill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6">
            <text:p>6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>
            <text:p>Giga-Squi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4"/>
        </table:table-row>
      </table:table>
      <table:database-ranges>
        <table:database-range table:target-range-address="Kaiju.A1:Kaiju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1/17/2018</text:date>, <text:time>22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0M13S</meta:editing-duration>
    <meta:editing-cycles>3</meta:editing-cycles>
    <meta:generator>OpenOffice/4.1.4$Win32 OpenOffice.org_project/414m5$Build-9788</meta:generator>
    <dc:date>2018-11-17T22:00:56.75</dc:date>
    <meta:document-statistic meta:table-count="2" meta:cell-count="447" meta:object-count="0"/>
    <meta:user-defined meta:name="Info 1"/>
    <meta:user-defined meta:name="Info 2"/>
    <meta:user-defined meta:name="Info 3"/>
    <meta:user-defined meta:name="Info 4"/>
  </office:meta>
</office:document-meta>
</file>